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7d055" officeooo:paragraph-rsid="0007d05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rmula <text:s/><draw:frame draw:style-name="fr1" draw:name="Object1" text:anchor-type="as-char" svg:y="-0.172in" svg:width="1.2091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/>should be in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2:51:00.602326498</meta:creation-date>
    <dc:date>2018-07-06T13:00:56.360240655</dc:date>
    <meta:editing-duration>PT6M54S</meta:editing-duration>
    <meta:editing-cycles>1</meta:editing-cycles>
    <meta:document-statistic meta:table-count="0" meta:image-count="0" meta:object-count="1" meta:page-count="1" meta:paragraph-count="1" meta:word-count="5" meta:character-count="31" meta:non-whitespace-character-count="25"/>
    <meta:generator>LibreOffice/6.0.4.2$Linux_x86 LibreOffice_project/00m0$Build-2</meta:generator>
  </office:meta>
</office:document-meta>
</file>

<file path=Object 1/content.xml><?xml version="1.0" encoding="utf-8"?>
<math xmlns="http://www.w3.org/1998/Math/MathML" display="block">
  <semantics>
    <mrow>
      <mrow>
        <msup>
          <mi>e</mi>
          <mrow>
            <mi>i</mi>
            <mi>θ</mi>
          </mrow>
        </msup>
        <mo stretchy="false">=</mo>
        <mi>cos</mi>
      </mrow>
      <mrow>
        <mi>θ</mi>
        <mo stretchy="false">+</mo>
        <mi>i</mi>
      </mrow>
      <mi>sin</mi>
      <mi>θ</mi>
    </mrow>
    <annotation encoding="StarMath 5.0">e^{ i %theta } = cos %theta + i sin %theta</annotation>
  </semantics>
</math>
</file>